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style>
    <style:style style:name="P3" style:family="paragraph" style:parent-style-name="Header">
      <style:paragraph-properties fo:text-align="end" style:justify-single-word="false"/>
    </style:style>
    <style:style style:name="T1"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ework 2</text:p>
      <text:p text:style-name="Standard"/>
      <text:p text:style-name="Standard">1.1</text:p>
      <text:p text:style-name="Standard"><text:tab/>a) In a multiprogramming and time-sharing environment, one error in a user program could adversely effect all other users. An example of this is if a program got caught in an infinite loop which could cause the correct operation of other process. Another risk is a program may modify the state of the computer such as other programs, data of other programs, or the operating system itself.</text:p>
      <text:p text:style-name="Standard"><text:tab/>b) With the proper security measure, we can have the same level of security. If we separate each user into their own environment, the users will not effect each other. Errors such as the ones described in part a would be avoided with each user having limited access to other user's programs and changes that would negatively effect others on the system.</text:p>
      <text:p text:style-name="Standard"/>
      <text:p text:style-name="Standard">1.17</text:p>
      <text:p text:style-name="Standard"><text:tab/>a) Batch operating system performs jobs that can be performed without input from the user. </text:p>
      <text:p text:style-name="Standard"><text:tab/>b) Interactive operating system is controlled through user commands which directly communicate with the operating system.</text:p>
      <text:p text:style-name="Standard"><text:tab/>c) In Time sharing systems, the CPU executes multiple jobs by switching among them, but the switches occur so frequently that the users can interact with each program while it is running.</text:p>
      <text:p text:style-name="Standard"><text:tab/>d) In Real Time operating system rigid time requirement have been placed on operations or flow of data. Processing MUST be done with in time constraints.</text:p>
      <text:p text:style-name="Standard"><text:tab/>e) A Network operating provides features such as file sharing across network and includes a communication scheme that allows different processes on different computers to send messages between them.</text:p>
      <text:p text:style-name="Standard"><text:tab/>f) In a Parallel operating system tasks are performed at the same time across multiple CPU's or over the network.</text:p>
      <text:p text:style-name="Standard"><text:tab/>g) In a Distributed operating system, nodes communicate over the network to perform a subset of the task needed to be performed.</text:p>
      <text:p text:style-name="Standard"><text:tab/>h) A Clustered operating system is similar to distributed one, but connected locally with network cables to perform a subset of the tasks at hand.</text:p>
      <text:p text:style-name="Standard"><text:tab/>i) A Handheld operating system runs on embedded hardware that is used to function a phone or similar device.</text:p>
      <text:p text:style-name="Standard"/>
      <text:p text:style-name="Standard">2.1</text:p>
      <text:p text:style-name="Standard"><text:tab/>The two main services that an operating system provides are to make use easier for a user, and the other is to ensure efficient operation of the system. The goal of the operating system for the user is to allow for tools and services to make programming tasks easier. This must allow for executing of programs. The goal to make efficiency of the system better is to manage resources and keep the system safe.</text:p>
      <text:p text:style-name="Standard"/>
      <text:p text:style-name="Standard">2.2</text:p>
      <text:p text:style-name="Standard"><text:tab/>Some of the functions that provide help to the user are executing programs, file-system manipulation, error detection, user interface through a command line or GUI, and communication between programs or users. Many of these functions would be impossible in user mode because they need to communicate with the hardware. For example, file-system manipulation must access the hard drive which is controlled by the kernel.</text:p>
      <text:p text:style-name="Standard"><text:soft-page-break/></text:p>
      <text:p text:style-name="Standard">5.1</text:p>
      <text:p text:style-name="Standard"><text:tab/>While the computer is performing I/O actions, the CPU can switch and perform other actions while waiting for the I/O action to return. Multiple processes can be kept in memory and scheduled to run other CPU actions while others are performing I/O actions.</text:p>
      <text:p text:style-name="Standard"/>
      <text:p text:style-name="Standard">5.4</text:p>
      <text:p text:style-name="Standard"><text:tab/>a)</text:p>
      <text:p text:style-name="Standard"><text:tab/><text:tab/><text:span text:style-name="T1">FCFS</text:span>: P1 P2 P3 P4 P5</text:p>
      <text:p text:style-name="Standard"><text:tab/><text:tab/><text:span text:style-name="T1">SJF</text:span>: P2 P4 P3 P5 P1</text:p>
      <text:p text:style-name="Standard"><text:tab/><text:tab/><text:span text:style-name="T1">Non preemptive priority</text:span>: P2 P5 P1 P3 P4</text:p>
      <text:p text:style-name="Standard"><text:tab/><text:tab/><text:span text:style-name="T1">RR</text:span>: P1 P2 P3 P4 P5 P1 P3 P5 P1 P5 P1 P5 P1 P5 P1</text:p>
      <text:p text:style-name="Standard"><text:tab/>b) Turnaround times</text:p>
      <text:p text:style-name="Standard"><text:tab/><text:tab/><text:span text:style-name="T1">FCFS</text:span>:</text:p>
      <text:p text:style-name="Standard"><text:tab/><text:tab/><text:tab/><text:span text:style-name="T1">P1</text:span>: 10</text:p>
      <text:p text:style-name="Standard"><text:tab/><text:tab/><text:tab/><text:span text:style-name="T1">P2</text:span>: 11</text:p>
      <text:p text:style-name="Standard"><text:tab/><text:tab/><text:tab/><text:span text:style-name="T1">P3</text:span>: 13</text:p>
      <text:p text:style-name="Standard"><text:tab/><text:tab/><text:tab/><text:span text:style-name="T1">P4</text:span>: 14</text:p>
      <text:p text:style-name="Standard"><text:tab/><text:tab/><text:tab/><text:span text:style-name="T1">P5</text:span>: 19</text:p>
      <text:p text:style-name="Standard"><text:tab/><text:tab/><text:span text:style-name="T1">SJF</text:span>:</text:p>
      <text:p text:style-name="Standard"><text:tab/><text:tab/><text:tab/><text:span text:style-name="T1">P1</text:span>: 19</text:p>
      <text:p text:style-name="Standard"><text:tab/><text:tab/><text:tab/><text:span text:style-name="T1">P2</text:span>: 1</text:p>
      <text:p text:style-name="Standard"><text:tab/><text:tab/><text:tab/><text:span text:style-name="T1">P3</text:span>: 4</text:p>
      <text:p text:style-name="Standard"><text:tab/><text:tab/><text:tab/><text:span text:style-name="T1">P4</text:span>: 2</text:p>
      <text:p text:style-name="Standard"><text:tab/><text:tab/><text:tab/><text:span text:style-name="T1">P5</text:span>: 9</text:p>
      <text:p text:style-name="Standard"><text:tab/><text:tab/><text:span text:style-name="T1">Non preemptive Priority</text:span>:</text:p>
      <text:p text:style-name="Standard"><text:tab/><text:tab/><text:tab/><text:span text:style-name="T1">P1</text:span>: 16</text:p>
      <text:p text:style-name="Standard"><text:tab/><text:tab/><text:tab/><text:span text:style-name="T1">P2</text:span>: 1</text:p>
      <text:p text:style-name="Standard"><text:tab/><text:tab/><text:tab/><text:span text:style-name="T1">P3</text:span>: 18</text:p>
      <text:p text:style-name="Standard"><text:tab/><text:tab/><text:tab/><text:span text:style-name="T1">P4</text:span>: 19</text:p>
      <text:p text:style-name="Standard"><text:tab/><text:tab/><text:tab/><text:span text:style-name="T1">P5</text:span>: 6</text:p>
      <text:p text:style-name="Standard"><text:tab/><text:tab/><text:span text:style-name="T1">RR</text:span>:</text:p>
      <text:p text:style-name="Standard"><text:tab/><text:tab/><text:tab/><text:span text:style-name="T1">P1</text:span>: 19</text:p>
      <text:p text:style-name="Standard"><text:tab/><text:tab/><text:tab/><text:span text:style-name="T1">P2</text:span>: 2</text:p>
      <text:p text:style-name="Standard"><text:tab/><text:tab/><text:tab/><text:span text:style-name="T1">P3</text:span>: 7</text:p>
      <text:p text:style-name="Standard"><text:tab/><text:tab/><text:tab/><text:span text:style-name="T1">P4</text:span>: 4</text:p>
      <text:p text:style-name="Standard"><text:tab/><text:tab/><text:tab/><text:span text:style-name="T1">P5</text:span>: 14</text:p>
      <text:p text:style-name="Standard"><text:tab/>c) Waiting Time</text:p>
      <text:p text:style-name="Standard"><text:tab/><text:tab/><text:span text:style-name="T1">FCFS</text:span>:</text:p>
      <text:p text:style-name="Standard"><text:tab/><text:tab/><text:tab/><text:span text:style-name="T1">P1</text:span>: 0</text:p>
      <text:p text:style-name="Standard"><text:tab/><text:tab/><text:tab/><text:span text:style-name="T1">P2</text:span>: 10</text:p>
      <text:p text:style-name="Standard"><text:tab/><text:tab/><text:tab/><text:span text:style-name="T1">P3</text:span>: 11</text:p>
      <text:p text:style-name="Standard"><text:tab/><text:tab/><text:tab/><text:span text:style-name="T1">P4</text:span>: 13</text:p>
      <text:p text:style-name="Standard"><text:tab/><text:tab/><text:tab/><text:span text:style-name="T1">P5</text:span>: 14</text:p>
      <text:p text:style-name="Standard"/>
      <text:p text:style-name="Standard"><text:soft-page-break/><text:tab/><text:tab/><text:span text:style-name="T1">SJF</text:span>:</text:p>
      <text:p text:style-name="Standard"><text:tab/><text:tab/><text:tab/><text:span text:style-name="T1">P1</text:span>: 9</text:p>
      <text:p text:style-name="Standard"><text:tab/><text:tab/><text:tab/><text:span text:style-name="T1">P2</text:span>: 0</text:p>
      <text:p text:style-name="Standard"><text:tab/><text:tab/><text:tab/><text:span text:style-name="T1">P3</text:span>: 2</text:p>
      <text:p text:style-name="Standard"><text:tab/><text:tab/><text:tab/><text:span text:style-name="T1">P4</text:span>: 1</text:p>
      <text:p text:style-name="Standard"><text:tab/><text:tab/><text:tab/><text:span text:style-name="T1">P5</text:span>: 4</text:p>
      <text:p text:style-name="Standard"><text:tab/><text:tab/><text:span text:style-name="T1">Non preemptive Priority</text:span>:</text:p>
      <text:p text:style-name="Standard"><text:tab/><text:tab/><text:tab/><text:span text:style-name="T1">P1</text:span>: 6</text:p>
      <text:p text:style-name="Standard"><text:tab/><text:tab/><text:tab/><text:span text:style-name="T1">P2</text:span>: 0</text:p>
      <text:p text:style-name="Standard"><text:tab/><text:tab/><text:tab/><text:span text:style-name="T1">P3</text:span>: 16</text:p>
      <text:p text:style-name="Standard"><text:tab/><text:tab/><text:tab/><text:span text:style-name="T1">P4</text:span>: 18</text:p>
      <text:p text:style-name="Standard"><text:tab/><text:tab/><text:tab/><text:span text:style-name="T1">P5</text:span>: 1</text:p>
      <text:p text:style-name="Standard"><text:tab/><text:tab/><text:span text:style-name="T1">RR</text:span>:</text:p>
      <text:p text:style-name="Standard"><text:tab/><text:tab/><text:tab/><text:span text:style-name="T1">P1</text:span>: 15</text:p>
      <text:p text:style-name="Standard"><text:tab/><text:tab/><text:tab/><text:span text:style-name="T1">P2</text:span>: 1</text:p>
      <text:p text:style-name="Standard"><text:tab/><text:tab/><text:tab/><text:span text:style-name="T1">P3</text:span>: 6</text:p>
      <text:p text:style-name="Standard"><text:tab/><text:tab/><text:tab/><text:span text:style-name="T1">P4</text:span>: 3</text:p>
      <text:p text:style-name="Standard"><text:tab/><text:tab/><text:tab/><text:span text:style-name="T1">P5</text:span>: 13</text:p>
      <text:list xml:id="list1356164488" text:style-name="L1">
        <text:list-item>
          <text:list>
            <text:list-item>
              <text:list>
                <text:list-item>
                  <text:p text:style-name="P1">The average wait time of FCFS is 9.6 milliseconds, SJF is 3.2 milliseconds, NPP is 8.2 milliseconds, and RR is 7.6 milliseconds. So the minimum average waiting time is <text:span text:style-name="T1">SJF</text:span> with 3.2.</text:p>
                </text:list-item>
              </text:list>
            </text:list-item>
          </text:list>
        </text:list-item>
      </text:list>
      <text:p text:style-name="Standard">5.5</text:p>
      <text:p text:style-name="Standard"><text:tab/>The algorithms that can result in starvation are, shortest job first, if new shorter jobs keep coming in. Priority scheduling algorithms can also cause starvation because on a busy system, low priority processes may never get access to the CPU. Round robin and first come, first serve both prevent starvation.</text:p>
      <text:p text:style-name="Standard"/>
      <text:p text:style-name="Standard">5.6</text:p>
      <text:p text:style-name="Standard"><text:tab/>a) The process would not perform any fast because the pointers are pointing to the same process. The CPU can only run one process at a time. </text:p>
      <text:p text:style-name="Standard"><text:tab/>b) The disadvantage is that if the event only takes one cycle, we would need to move the other pointer immediately. Also it seems that there is slightly more overhead with this scheme. Advantages would be if the process needed to be accessed again for whatever reason.</text:p>
      <text:p text:style-name="Standard"><text:tab/>c) To modify the basic RR algorithm to simulate two pointers we would just need to double the quantum. This would have the same effect as having two pointers.</text:p>
      <text:p text:style-name="Standard"/>
      <text:p text:style-name="Standard">10.7</text:p>
      <text:p text:style-name="Standard"><text:tab/>An application that could benefit from operating system support for random access to indexed files is a text editor. A text editor needs to be able to access parts of the files without searching through an entire file.</text:p>
      <text:p text:style-name="Standard"/>
      <text:p text:style-name="Standard">10.9</text:p>
      <text:p text:style-name="Standard"><text:tab/>Maintaining a single copy has a few benefits. One of them includes having more disk space. Clearly one file is less space than multiple. Also, a file can be accessed and shared by multiple users on the system. The benefits of having a copy for each user is that locks do not need to be provided to <text:soft-page-break/>prevent different users from accessing the same copy. Files can be customized by the various users.</text:p>
      <text:p text:style-name="Standard"><text:s/></text:p>
      <text:p text:style-name="Standard">11.2</text:p>
      <text:p text:style-name="Standard"><text:tab/>Using the FAT allocation scheme is based on linked allocation so it receives the same benefits. A file can continue to grow as long as free blocks are available. Random access time is improved because the disk head can find the location of any block by reading the table.</text:p>
      <text:p text:style-name="Standard"/>
      <text:p text:style-name="Standard">11.3</text:p>
      <text:p text:style-name="Standard"><text:tab/>a) If we lost the pointer to the free-space list we could still reconstruct the list. It would take a long time but manually going through the entire file-system and recreating the list would be an option.</text:p>
      <text:p text:style-name="Standard"><text:tab/>b) It appears that it would take up to 7 I/O operations to read the contents of a small local file at /a/b/c</text:p>
      <text:p text:style-name="Standard"><text:tab/>c) The pointer could be stored in the table along with the other pointers.</text:p>
      <text:p text:style-name="Standard">11.7</text:p>
      <text:p text:style-name="Standard"><text:tab/>Re compacting and relocating of files can cause big problems. If any of the files need to increase in size again then there will be no where for them to expand to which will cause even worse fragmentation. Significant overhead is added as well. All the blocks will have to be read and rewritten which cause take a large deal of time. Links work just find for non-contingent blocks.</text:p>
      <text:p text:style-name="Standard"/>
      <text:p text:style-name="Standard">12.1</text:p>
      <text:p text:style-name="Standard"><text:tab/>a) New requests can be processes immediately after the requests are serviced.</text:p>
      <text:p text:style-name="Standard"><text:tab/>b) New requests could be placed at the top of the queue which would allow them to be reached at some point.</text:p>
      <text:p text:style-name="Standard"><text:tab/>c) To make sure that every request gets processed fairly.</text:p>
      <text:p text:style-name="Standard"><text:tab/>d) When the kernel needs to make requests they should be processed before user demands. This is not fair but it must be done.</text:p>
      <text:p text:style-name="Standard"/>
      <text:p text:style-name="Standard">12.2</text:p>
      <text:p text:style-name="Standard"><text:tab/>FCFS – 7081</text:p>
      <text:p text:style-name="Standard"><text:tab/>SSTF – 1745</text:p>
      <text:p text:style-name="Standard"><text:tab/>SCAN – 9769</text:p>
      <text:p text:style-name="Standard"><text:tab/>LOOK – 3319</text:p>
      <text:p text:style-name="Standard"><text:tab/>C-SCAN – 9813</text:p>
      <text:p text:style-name="Standard"><text:tab/>C-LOOK - 33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tefan Eng</text:p>
        <text:p text:style-name="MP1">Comp 322</text:p>
        <text:p text:style-name="MP1">10/8/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eta:initial-creator>
    <meta:creation-date>2013-10-07T13:49:33</meta:creation-date>
    <dc:date>2013-10-07T22:18:26</dc:date>
    <dc:creator>stefan </dc:creator>
    <meta:editing-duration>PT8H28M41S</meta:editing-duration>
    <meta:editing-cycles>3</meta:editing-cycles>
    <meta:generator>LibreOffice/3.5$Linux_X86_64 LibreOffice_project/350m1$Build-2</meta:generator>
    <meta:document-statistic meta:table-count="0" meta:image-count="0" meta:object-count="0" meta:page-count="4" meta:paragraph-count="111" meta:word-count="1246" meta:character-count="6760" meta:non-whitespace-character-count="5621"/>
  </office:meta>
</office:document-meta>
</file>